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paragraph-rsid="000f843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ced5f" officeooo:paragraph-rsid="00104f7b" style:font-weight-asian="normal" style:font-weight-complex="normal"/>
    </style:style>
    <style:style style:name="T1" style:family="text">
      <style:text-properties fo:language="pt" fo:country="PT"/>
    </style:style>
    <style:style style:name="T2" style:family="text">
      <style:text-properties officeooo:rsid="000de135"/>
    </style:style>
    <style:style style:name="T3" style:family="text">
      <style:text-properties officeooo:rsid="000f8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tab/>Name: Ivo vieira Junior</text:span></text:p>
      <text:p text:style-name="P3"/>
      <text:p text:style-name="P3"><text:span text:style-name="T2"><text:tab/><text:tab/><text:tab/><text:tab/><text:tab/>abstract</text:span> <text:span text:style-name="T2">text one<text:tab/><text:tab/><text:tab/><text:tab/><text:tab/></text:span></text:p>
      <text:p text:style-name="P1"/>
      <text:p text:style-name="P1"><text:tab/>Save writing your abstract for last, after you have already finished your paper.</text:p>
      <text:p text:style-name="P1">Determine the type of abstract you must write. </text:p>
      <text:p text:style-name="P1">Although all abstracts accomplish esse<text:span text:style-name="T3"> </text:span>ntially the same goal, there are two primary styles of abstract: descriptive and informative. </text:p>
      <text:p text:style-name="P1"><text:tab/>Typically, informative abstracts are used for much longer and technical research while descriptive abstracts are best for shorter papers.</text:p>
      <text:p text:style-name="P1"><text:tab/>an abstract should provide a helpful explanation of your paper and your research. </text:p>
      <text:p text:style-name="P1">Word your abstract so that the reader knows exactly what you’re talking about, and isn’t left hanging with ambiguous references or phrases.</text:p>
      <text:p text:style-name="P2"><text:span text:style-name="T3"><text:tab/>I</text:span>f someone else read your abstract is a great way for you to know whether you’ve summarized your research well. </text:p>
      <text:p text:style-name="P1"><text:tab/>Try to find someone who doesn’t know everything about your project. </text:p>
      <text:p text:style-name="P2">Ask him or her to read your abstract and then tell you what s/he understood from it</text:p>
      <text:p text:style-name="P2">An abstract is a summary, and as such should not refer to specific points of your research other than possibly names or locations. </text:p>
      <text:p text:style-name="P2"><text:tab/>Avoid being too explicit in your summary and stick to a very broad overview of your work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9:43:30.666000000</meta:creation-date>
    <dc:date>2019-06-06T20:29:24.450000000</dc:date>
    <meta:editing-duration>PT5M12S</meta:editing-duration>
    <meta:editing-cycles>1</meta:editing-cycles>
    <meta:document-statistic meta:table-count="0" meta:image-count="0" meta:object-count="0" meta:page-count="1" meta:paragraph-count="13" meta:word-count="189" meta:character-count="1159" meta:non-whitespace-character-count="960"/>
    <meta:generator>LibreOffice/6.0.4.2$Windows_X86_64 LibreOffice_project/9b0d9b32d5dcda91d2f1a96dc04c645c450872bf</meta:generator>
  </office:meta>
</office:document-meta>
</file>